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ans-serif"/>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fo:color="#000000" style:font-name="arial"/>
    </style:style>
    <style:style style:name="P2" style:family="paragraph" style:parent-style-name="Heading_20_1">
      <style:paragraph-properties fo:margin-top="0in" fo:margin-bottom="0.0799in" loext:contextual-spacing="false"/>
      <style:text-properties style:font-name="Liberation Sans1" fo:font-size="18pt"/>
    </style:style>
    <style:style style:name="P3" style:family="paragraph" style:parent-style-name="Heading_20_1">
      <style:paragraph-properties fo:margin-top="0in" fo:margin-bottom="0.0799in" loext:contextual-spacing="false"/>
      <style:text-properties fo:color="#000000" style:font-name="Liberation Sans1" fo:font-size="18pt"/>
    </style:style>
    <style:style style:name="P4" style:family="paragraph" style:parent-style-name="Text_20_body">
      <style:paragraph-properties fo:margin-top="0in" fo:margin-bottom="0.0799in" loext:contextual-spacing="false"/>
      <style:text-properties fo:color="#000000" style:font-name="arial" fo:font-size="12pt" officeooo:rsid="000fb9d3" officeooo:paragraph-rsid="000fb9d3" style:font-size-asian="12pt" style:font-size-complex="12pt"/>
    </style:style>
    <style:style style:name="P5" style:family="paragraph" style:parent-style-name="Standard">
      <style:text-properties fo:color="#000000" style:font-name="arial"/>
    </style:style>
    <style:style style:name="P6" style:family="paragraph" style:parent-style-name="Standard">
      <style:text-properties fo:color="#000000" style:font-name="arial"/>
    </style:style>
    <style:style style:name="T1" style:family="text">
      <style:text-properties fo:color="#000000"/>
    </style:style>
    <style:style style:name="T2" style:family="text">
      <style:text-properties officeooo:rsid="001036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 text:outline-level="1">Bout de code : <text:span text:style-name="T1">moins fier</text:span></text:h>
      <text:p text:style-name="P1">J’aime moins ce bout de code car il n’est pas propre. Les fonctions ne sont pas optimisées ni regroupées. Il y a 2 requêtes pour récupérer les éléments, ce que j’ai pu simplifier par la suite avec l’ajout de paramètres</text:p>
      <text:h text:style-name="P3" text:outline-level="1">Bout de code : fier</text:h>
      <text:p text:style-name="P4">C’est un bout de code qui permets de telecharger des fichiers sur le serveur. J’en suis fière car il m’a demandé beaucoup de travail et aujourd’hui, il fonctionne pour l’application que je suis en train de developper.</text:p>
      <text:p text:style-name="P5"/>
      <text:p text:style-name="P5"/>
      <text:p text:style-name="P5">J'espère que cela sera suffisamment complet <text:span text:style-name="T2">dans le temps impar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ans-serif"/>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21:31:16.324357581</meta:creation-date>
    <dc:date>2019-06-20T11:54:58.306212012</dc:date>
    <meta:editing-duration>PT10M29S</meta:editing-duration>
    <meta:editing-cycles>3</meta:editing-cycles>
    <meta:generator>LibreOffice/6.0.7.3$Linux_X86_64 LibreOffice_project/00m0$Build-3</meta:generator>
    <meta:document-statistic meta:table-count="0" meta:image-count="0" meta:object-count="0" meta:page-count="1" meta:paragraph-count="5" meta:word-count="98" meta:character-count="544" meta:non-whitespace-character-count="451"/>
  </office:meta>
</office:document-meta>
</file>